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095" officeooo:paragraph-rsid="00182095"/>
    </style:style>
    <style:style style:name="T1" style:family="text">
      <style:text-properties officeooo:rsid="0019df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mmy <text:span text:style-name="T1">odt</text:span>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05:02:49.325978430</meta:creation-date>
    <dc:date>2018-12-20T05:07:32.611353901</dc:date>
    <meta:editing-duration>PT4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